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style:style style:name="a3c61b6" style:family="table-cell" style:parent-style-name="Default">
      <style:text-properties fo:color="#2a6099" style:font-name="Arial" fo:font-size="12pt" fo:font-weight="bold" style:font-name-asian="Lucida Sans Unicode" style:font-name-complex="Tahoma"/>
    </style:style>
    <style:style style:name="a04c3f3" style:family="table-cell" style:parent-style-name="Default">
      <style:text-properties fo:color="#000000" style:font-name="Arial" fo:font-size="9pt" fo:font-weight="bold" style:font-name-asian="Lucida Sans Unicode" style:font-name-complex="Tahoma"/>
    </style:style>
    <style:style style:name="a02ff23" style:family="table-cell" style:parent-style-name="Default">
      <style:table-cell-properties fo:border="0.85pt solid #000000"/>
      <style:text-properties style:font-name="Arial" style:font-name-asian="Lucida Sans Unicode" style:font-name-complex="Tahoma"/>
    </style:style>
    <style:style style:name="a054393" style:family="table-cell" style:parent-style-name="Default">
      <style:table-cell-properties style:text-align-source="fix" style:repeat-content="false" fo:border="0.85pt solid #000000"/>
      <style:paragraph-properties fo:text-align="center"/>
      <style:text-properties fo:color="#2a6099" style:font-name="Arial" fo:font-size="12pt" fo:font-weight="bold" style:font-name-asian="Lucida Sans Unicode" style:font-name-complex="Tahoma"/>
    </style:style>
    <style:style style:name="a0781f9" style:family="table-cell" style:parent-style-name="Default" style:data-style-name="N3">
      <style:table-cell-properties fo:border="0.85pt solid #000000"/>
      <style:text-properties style:font-name="Arial" style:font-name-asian="Lucida Sans Unicode" style:font-name-complex="Tahoma"/>
    </style:style>
  </office:automatic-styles>
  <office:body>
    <office:spreadsheet>
      <table:table table:name="Summary" table:style-name="ta1">
        <table:table-column table:style-name="co1" table:number-columns-repeated="5" table:default-cell-style-name="Default"/>
        <table:table-row table:style-name="ro1">
          <table:table-cell table:style-name="a3c61b6" office:value-type="string" calcext:value-type="string">
            <text:p>Assignment per Teacher</text:p>
          </table:table-cell>
          <table:table-cell table:number-columns-repeated="4"/>
        </table:table-row>
        <table:table-row table:style-name="ro2">
          <table:table-cell table:number-columns-repeated="5"/>
        </table:table-row>
        <table:table-row table:style-name="ro2">
          <table:table-cell table:style-name="a04c3f3" office:value-type="string" calcext:value-type="string">
            <text:p>FIRST NAME</text:p>
          </table:table-cell>
          <table:table-cell/>
          <table:table-cell table:style-name="a04c3f3" office:value-type="string" calcext:value-type="string">
            <text:p>LAST NAME</text:p>
          </table:table-cell>
          <table:table-cell table:number-columns-repeated="2"/>
        </table:table-row>
        <table:table-row table:style-name="ro2">
          <table:table-cell table:style-name="a02ff23" office:value-type="string" calcext:value-type="string">
            <text:p>teacher1FirstName</text:p>
          </table:table-cell>
          <table:table-cell/>
          <table:table-cell table:style-name="a02ff23" office:value-type="string" calcext:value-type="string">
            <text:p>teacher1LastName</text:p>
          </table:table-cell>
          <table:table-cell table:number-columns-repeated="2"/>
        </table:table-row>
        <table:table-row table:style-name="ro2">
          <table:table-cell table:number-columns-repeated="5"/>
        </table:table-row>
        <table:table-row table:style-name="ro2">
          <table:table-cell table:style-name="a04c3f3" office:value-type="string" calcext:value-type="string">
            <text:p>STATUS</text:p>
          </table:table-cell>
          <table:table-cell table:style-name="a02ff23" office:value-type="string" calcext:value-type="string">
            <text:p>MCF</text:p>
          </table:table-cell>
          <table:table-cell table:style-name="a04c3f3" office:value-type="string" calcext:value-type="string">
            <text:p>OFFICE</text:p>
          </table:table-cell>
          <table:table-cell table:style-name="a02ff23" office:value-type="string" calcext:value-type="string">
            <text:p/>
          </table:table-cell>
          <table:table-cell/>
        </table:table-row>
        <table:table-row table:style-name="ro2">
          <table:table-cell table:number-columns-repeated="5"/>
        </table:table-row>
        <table:table-row table:style-name="ro2">
          <table:table-cell table:style-name="a04c3f3" office:value-type="string" calcext:value-type="string">
            <text:p>PERSONAL E-MAIL</text:p>
          </table:table-cell>
          <table:table-cell/>
          <table:table-cell table:style-name="a02ff23" office:value-type="string" calcext:value-type="string">
            <text:p>teacher1@gmail.com</text:p>
          </table:table-cell>
          <table:table-cell table:number-columns-repeated="2"/>
        </table:table-row>
        <table:table-row table:style-name="ro2">
          <table:table-cell table:number-columns-repeated="5"/>
        </table:table-row>
        <table:table-row table:style-name="ro2">
          <table:table-cell table:style-name="a04c3f3" office:value-type="string" calcext:value-type="string">
            <text:p>DAUPHINE E-MAIL</text:p>
          </table:table-cell>
          <table:table-cell/>
          <table:table-cell table:style-name="a02ff23" office:value-type="string" calcext:value-type="string">
            <text:p>teacher1@dauphine.fr</text:p>
          </table:table-cell>
          <table:table-cell table:number-columns-repeated="2"/>
        </table:table-row>
        <table:table-row table:style-name="ro2">
          <table:table-cell table:number-columns-repeated="5"/>
        </table:table-row>
        <table:table-row table:style-name="ro2">
          <table:table-cell table:style-name="a04c3f3" office:value-type="string" calcext:value-type="string">
            <text:p>PERSONAL PHONE</text:p>
          </table:table-cell>
          <table:table-cell/>
          <table:table-cell table:style-name="a04c3f3" office:value-type="string" calcext:value-type="string">
            <text:p>MOBILE PHONE</text:p>
          </table:table-cell>
          <table:table-cell/>
          <table:table-cell table:style-name="a04c3f3" office:value-type="string" calcext:value-type="string">
            <text:p>DAUPHINE PHONE NUMBER</text:p>
          </table:table-cell>
        </table:table-row>
        <table:table-row table:style-name="ro2">
          <table:table-cell table:style-name="a02ff23" office:value-type="string" calcext:value-type="string">
            <text:p/>
          </table:table-cell>
          <table:table-cell/>
          <table:table-cell table:style-name="a02ff23" office:value-type="string" calcext:value-type="string">
            <text:p>06 12 34 56 78</text:p>
          </table:table-cell>
          <table:table-cell/>
          <table:table-cell table:style-name="a02ff23" office:value-type="string" calcext:value-type="string">
            <text:p/>
          </table:table-cell>
        </table:table-row>
        <table:table-row table:style-name="ro2" table:number-rows-repeated="2">
          <table:table-cell table:number-columns-repeated="5"/>
        </table:table-row>
        <table:table-row table:style-name="ro1">
          <table:table-cell table:style-name="a054393" office:value-type="string" calcext:value-type="string">
            <text:p>STUDY LEVEL</text:p>
          </table:table-cell>
          <table:table-cell table:style-name="a054393" office:value-type="string" calcext:value-type="string">
            <text:p>SEMESTER</text:p>
          </table:table-cell>
          <table:table-cell table:style-name="a054393" office:value-type="string" calcext:value-type="string">
            <text:p>COURSE</text:p>
          </table:table-cell>
          <table:table-cell table:style-name="a054393" office:value-type="string" calcext:value-type="string">
            <text:p>TYPE</text:p>
          </table:table-cell>
          <table:table-cell table:style-name="a054393" office:value-type="string" calcext:value-type="string">
            <text:p>Nbr H</text:p>
          </table:table-cell>
        </table:table-row>
        <table:table-row table:style-name="ro2">
          <table:table-cell table:style-name="a02ff23" office:value-type="string" calcext:value-type="string">
            <text:p>DE1</text:p>
          </table:table-cell>
          <table:table-cell table:style-name="a0781f9" office:value-type="float" office:value="1" calcext:value-type="float">
            <text:p>1</text:p>
          </table:table-cell>
          <table:table-cell table:style-name="a02ff23" office:value-type="string" calcext:value-type="string">
            <text:p>testcourse1</text:p>
          </table:table-cell>
          <table:table-cell table:style-name="a02ff23" office:value-type="string" calcext:value-type="string">
            <text:p>TD</text:p>
          </table:table-cell>
          <table:table-cell table:style-name="a0781f9" office:value-type="float" office:value="1" calcext:value-type="float">
            <text:p>1</text:p>
          </table:table-cell>
        </table:table-row>
        <table:table-row table:style-name="ro2" table:number-rows-repeated="3">
          <table:table-cell table:number-columns-repeated="5"/>
        </table:table-row>
        <table:table-row table:style-name="ro1">
          <table:table-cell table:number-columns-repeated="3"/>
          <table:table-cell table:style-name="a3c61b6" office:value-type="string" calcext:value-type="string">
            <text:p>TOTAL</text:p>
          </table:table-cell>
          <table:table-cell table:style-name="a0781f9" office:value-type="float" office:value="1" calcext:value-type="float">
            <text:p>1</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number-style style:name="N107P0" style:volatile="true">
      <number:number number:decimal-places="2" loext:min-decimal-places="2" number:min-integer-digits="1" number:grouping="true"/>
    </number:number-style>
    <number:number-style style:name="N107">
      <style:text-properties fo:color="#ff0000"/>
      <number:text>-</number:text>
      <number:number number:decimal-places="2" loext:min-decimal-places="2" number:min-integer-digits="1" number:grouping="true"/>
      <style:map style:condition="value()&gt;=0" style:apply-style-name="N107P0"/>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1.2$Windows_X86_64 LibreOffice_project/4d224e95b98b138af42a64d84056446d09082932</meta:generator>
    <dc:date>2020-06-10T20:01:19.457000000</dc:date>
    <meta:editing-cycles>2</meta:editing-cycles>
    <meta:editing-duration>PT17S</meta:editing-duration>
    <meta:initial-creator>mirelabuzdugan</meta:initial-creator>
    <meta:creation-date>2020-06-10T18:39:55</meta:creation-date>
    <dc:language>ro</dc:language>
    <meta:document-statistic meta:table-count="1" meta:cell-count="31" meta:object-count="0"/>
    <meta:user-defined meta:name="License">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